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coder.encodeAsString( Packet obj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ecoder.add( byte [ ]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ncoder.encode( Packet obj , Callback callback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inaryReconstructor.finishReconstru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inaryReconstructor.takeBinaryData( byte [ ] bin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coder.decodeString( String str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36">
            <text:p text:style-name="Table_20_Contents">36</text:p>
          </table:table-cell>
          <table:table-cell office:value-type="float" office:value="68">
            <text:p text:style-name="Table_20_Contents">68</text:p>
          </table:table-cell>
        </table:table-row>
        <table:table-row>
          <table:table-cell office:value-type="string">
            <text:p text:style-name="Table_20_Contents">Encoder.encodeAsBinary( Packet obj , Callback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OParser.IO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naryReconstructor.BinaryReconstructor( Packet pack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coder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coder.isPayloadValid( int type , Object payload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Encoder.En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oder.add( String obj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coder.De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oder.onDecoded( Callback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